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57eb" officeooo:paragraph-rsid="001257eb"/>
    </style:style>
    <style:style style:name="P2" style:family="paragraph" style:parent-style-name="Standard">
      <style:text-properties officeooo:paragraph-rsid="001257eb"/>
    </style:style>
    <style:style style:name="P3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2debe" officeooo:paragraph-rsid="0012debe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officeooo:rsid="001257eb"/>
    </style:style>
    <style:style style:name="T2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80808" loext:opacity="100%" style:font-name="JetBrains Mono" fo:font-size="10pt" fo:font-style="normal" fo:font-weight="normal" officeooo:rsid="0012debe" style:font-size-asian="10pt" style:font-style-asian="normal" style:font-weight-asian="normal"/>
    </style:style>
    <style:style style:name="T6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</text:span>Variable Declaration and Initialization</text:p>
      <text:p text:style-name="P5">Write a Java program that demonstrates proper variable declaration and initialization for different data types. **Requirements:** - Declare and initialize variables of different primitive data types (int, double, boolean, char) - Print the values of all variables - Show proper naming conventions</text:p>
      <text:p text:style-name="P1"/>
      <text:p text:style-name="P1">Ans:</text:p>
      <text:p text:style-name="P3" loext:marker-style-name="T4"><text:span text:style-name="T2">package </text:span><text:span text:style-name="T3">Test</text:span><text:span text:style-name="T4">;<text:line-break/><text:line-break/></text:span><text:span text:style-name="T2">public class </text:span><text:span text:style-name="T3">JavaBAsic </text:span><text:span text:style-name="T4">{<text:line-break/> <text:s text:c="3"/></text:span><text:span text:style-name="T2">public static void </text:span><text:span text:style-name="T6">main</text:span><text:span text:style-name="T4">(</text:span><text:span text:style-name="T3">String</text:span><text:span text:style-name="T4">[] </text:span><text:span text:style-name="T3">args</text:span><text:span text:style-name="T4">) {<text:line-break/><text:line-break/> <text:s text:c="7"/></text:span><text:span text:style-name="T2">int </text:span><text:span text:style-name="T3">i </text:span><text:span text:style-name="T4">= </text:span><text:span text:style-name="T7">10</text:span><text:span text:style-name="T4">;<text:line-break/> <text:s text:c="7"/></text:span><text:span text:style-name="T2">char </text:span><text:span text:style-name="T3">c </text:span><text:span text:style-name="T4">= </text:span><text:span text:style-name="T8">'A'</text:span><text:span text:style-name="T4">;<text:line-break/> <text:s text:c="7"/></text:span><text:span text:style-name="T2">double </text:span><text:span text:style-name="T3">d </text:span><text:span text:style-name="T4">= </text:span><text:span text:style-name="T7">3.14</text:span><text:span text:style-name="T4">;<text:line-break/> <text:s text:c="7"/></text:span><text:span text:style-name="T2">boolean </text:span><text:span text:style-name="T3">b </text:span><text:span text:style-name="T4">= </text:span><text:span text:style-name="T2">true</text:span><text:span text:style-name="T4">;<text:line-break/><text:line-break/> <text:s text:c="7"/></text:span><text:span text:style-name="T3">System</text:span><text:span text:style-name="T4">.</text:span><text:span text:style-name="T9">out</text:span><text:span text:style-name="T4">.println(</text:span><text:span text:style-name="T8">"Integer:" </text:span><text:span text:style-name="T4">+ </text:span><text:span text:style-name="T3">i </text:span><text:span text:style-name="T4">+ </text:span><text:span text:style-name="T8">" Character:" </text:span><text:span text:style-name="T4">+ </text:span><text:span text:style-name="T3">c </text:span><text:span text:style-name="T4">+ </text:span><text:span text:style-name="T8">" Double: " </text:span><text:span text:style-name="T4">+ </text:span><text:span text:style-name="T3">d </text:span><text:span text:style-name="T4">+ </text:span><text:span text:style-name="T8">" Boolean: " </text:span><text:span text:style-name="T4">+ </text:span><text:span text:style-name="T3">b</text:span><text:span text:style-name="T4">);<text:line-break/><text:line-break/><text:line-break/><text:line-break/> <text:s text:c="3"/>}<text:line-break/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5T17:53:12.727000000</meta:creation-date>
    <meta:generator>LibreOffice/7.6.2.1$Windows_X86_64 LibreOffice_project/56f7684011345957bbf33a7ee678afaf4d2ba333</meta:generator>
    <dc:date>2025-12-25T18:42:14.217000000</dc:date>
    <meta:editing-duration>PT49M</meta:editing-duration>
    <meta:editing-cycles>3</meta:editing-cycles>
    <meta:document-statistic meta:table-count="0" meta:image-count="0" meta:object-count="0" meta:page-count="2" meta:paragraph-count="4" meta:word-count="97" meta:character-count="632" meta:non-whitespace-character-count="485"/>
  </office:meta>
</office:document-meta>
</file>